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21.10.01 10:54   |   <text:a xlink:type="simple" xlink:href="http://palinfo.habago.org/Entry?Command=Information_PrintForum#FORUM41059"><text:span text:style-name="T1">#</text:span></text:a></text:p>
      <text:p text:style-name="P3">台灣議和團芻議 (2)：只要會打一點點算盤就行 <text:line-break/><text:line-break/>陳真 <text:line-break/><text:line-break/>2021. 10. 01. <text:line-break/><text:line-break/><text:line-break/>我提台灣議和團這事，並不是想提倡真知灼見，而只是希望台灣或兩岸在這變局中能夠減少一點痛苦。這個痛苦是純粹人為且蓄意擴大；美國人希望藉著台灣來拉垮大陸，最好形成兩岸內戰或長期動亂，這是美國人的盤算。總之，我們的痛苦越大，美國人就越爽。 <text:line-break/><text:line-break/>你不需要真知灼見也能認識到這樣一個基本事實，難道你會相信一心想要拿你當炮灰、每天對你吸血剝削的黑社會，會比你的家人更愛你？只要你能認識到這一點就夠了，我們的痛苦就有可能大大減少。當你認識到這一點，你就不會去為撒旦賣命傷害愛你的親人。 <text:line-break/><text:line-break/>知識求個究竟，像蒸餾水，容不得一點雜質，但是智慧卻像大海，就算往它裏頭撒點尿，它依然還是一片汪洋，不會因此變成一個大尿壺。對我自己，我在認知上力求純粹，至於對別人則抓大放小，三分隨便。只要不是敵人，便是同志。只要不是仇視祖國、仇視中共，那就是自己人；我不認為人們需要像我這樣視中國或中共為人類文明之至善典範。 <text:line-break/><text:line-break/>換句話說，即便當我說出我所認為的純粹真理，但它依舊不出方寸之間，它只是一種一人聖經，人們根本不需要認同，人們只需要明白那最簡單的事實就行，亦即有一些人為了自己的利益，打算拿你當炮灰。 <text:line-break/><text:line-break/>另一方面，你也根本不需要去想到什麼拯救世界弱小國家、創造人類共存共榮的太平盛世這樣一種道德思維，你只要會打一點點算盤就行，只要懂得最基本的利害得失，就足以讓你免除許多根本不必要的痛苦。 <text:line-break/><text:line-break/>道德高調那一類的事，屬於有錢有閒之所謂知識份子的某種語言遊戲，概念上我能認同，但我們之所作所為，事實上與諸多高調落差太遠；做一公分，講出來的卻往往是一百萬光年那樣遙遠而隆重。 <text:line-break/><text:line-break/>我想說的，就跟教小孩一樣，你不需要向耶穌看齊，你不需要那麼偉大，你只要不作奸犯科、不存傷人之心，我就一切滿足了。套句哲學術語，在所謂道德上，我始終是個negativist (負面主義者)。我從不叫人 "應該做什麼"，我只知道哪些事是你 "不該" 做的；一如Theodor W. Adorno所說："我不知道什麼是絕對的善或絕對的價值，我甚至不知道人是什麼，人性是什麼，但我知道什麼是人渣，什麼是沒有人性；這樣一些負面的東西，乃是我們每個人理當都十分了解的"。 <text:line-break/><text:line-break/>台灣議和團也一樣，你不需要把中共當神拜，你也不需要多麼熱愛中國或中華文化，你只要不仇視它們就行。另一方面，你也不需要懂得很多有關美國與西方或日本的恐怖血腥與極端殘暴，你只要能明白他們對你的基本盤算就夠了。明白了這些基本事實，有了這樣一種基本態度，你我就能免於許多根本不必要的痛苦。</text:p>
      <text:p text:style-name="P2">鄭豐遠   |  2021.10.01 07:38   |   <text:a xlink:type="simple" xlink:href="http://palinfo.habago.org/Entry?Command=Information_PrintForum#FORUM41058"><text:span text:style-name="T1">#</text:span></text:a></text:p>
      <text:p text:style-name="P4">我這幾天一直在想台灣議和團這事，覺得非常有意義，身為台灣人，或許這也該是我們的某種責任，可惜個人能力見識相當有限，而且人在國外諸多不便，但我想大言不慚貢獻一些想法，純綷是個人見解，如果不合適的話，就當作是我講風涼話，不要介意，刪除也沒關係。 <text:line-break/><text:line-break/>我想到幾點，建議台灣議和團可以考慮採納，作為核心綱領: <text:line-break/><text:line-break/><text:line-break/>1. 明確認同紅色中國。 <text:line-break/><text:line-break/>那類什麼反共不反中的人格分裂蠢話就不該再說了，絕對不要在想法和說法上打迷糊仗。台灣議和團如果不能明確認同自己中國人身份，同時支持中國共產黨，那所做一切都沒有意義。 <text:line-break/><text:line-break/>也許現在的台灣人聽起來會覺得很刺耳，但那就是台灣議和團的存在意義，很多事你要期待人們自己想通是不可能的，你得推上一把。將來的日子我們將在共產黨治下，以中國人身份站立在世界上，而台灣議和團所做的一切就是希望在這個過程中減少一點台灣人的痛苦和迷惘。 <text:line-break/><text:line-break/>台灣人似乎很容易有一種從一而 ”忠” 的思想毛病，比如我經常見到下面這類思想。 <text:line-break/><text:line-break/>「我爸爸早年在台灣當過兵，支持國民黨，所以我也要支持國民黨，堅絕反共，否則我就是對不起我爸爸」。 <text:line-break/><text:line-break/>「我媽媽自古以來都是反國民黨暴政的，根正苗綠，正港本土愛台灣家庭出身，所以我也應該挺綠，堅絕反共，否則就是對不起我媽媽」。 <text:line-break/><text:line-break/>我看到很多台灣人，即使自認是中國人，也仍然陷在這種奇怪的門閥幫派式的思維裡，而在政治判斷與認同上不敢移其忠。以這種心態來看待政治，註定就是被人當成棋子戲耍，可悲的是這是台灣人的心理常態。人的忠誠是種美德，但忠誠不該等於愚昧，所謂政治認同應該還是回到對多數人有利的情感和利害判斷上。世界現今以超光速在變化，台灣人已經在毀滅邊緣，該認清現實，不能再自欺欺人了。 <text:line-break/><text:line-break/><text:line-break/>2. 受眾同時也是對岸同胞，應該擁抱合作 <text:line-break/><text:line-break/>近代歷史所有骨肉相殘的悲劇都離不開腦殘，兩岸的民眾都需要教育，沒有人應該停止學習。如果我們真的相信並期待大家成為同胞的那一天，那麼在思想教育上，就不應分彼此。 <text:line-break/><text:line-break/>兩岸廣大人民，特別是年輕一代，思想大為不同，以我在海外生活的經驗，兩者之間就像有堵牆似的，說的都是中文，但各懷心思，視彼此為異己。這種現狀應該打破。 <text:line-break/><text:line-break/>台灣議和團可以不接受對岸的資金，但民間往來不應該拒絕，而應該擁抱。 <text:line-break/><text:line-break/>有一點重要的是，台灣議和團促成的這種往來不應該是無序的，而應該有一個核心角度，那就是以幫助台灣人的角度為出發點。與此同時，對岸同胞不應站在任何道德或力量的制高點來與我們交流 (同是中國人，還有誰比較誰高嗎?)，而應該像山海情電視劇裡的扶貧那樣，先富幫後富，展現中國人真正高貴的情操，拉台灣人一把，不是在經濟上拉，而是在情感、思想和知識上幫助台灣認清和理解自己真正的未來和利害。 <text:line-break/><text:line-break/>就像講認同紅色中國台灣人可能不愛聽一樣，講幫助台灣人認同紅色中國很多大陸同胞可能也不愛聽，現在許多大陸年輕人缺少思考，朝一種危險的軍國主義心態傾斜，把 ”不服我天朝” 者都當作敵人看待，心裡想的不是教育，而是教訓，這是十分有害的。 <text:line-break/><text:line-break/>大陸同胞不妨靜下心來，想想山海情這部劇。看過山海情的人應該知道，人的思想慣性和固執是不容易改變的，你要說服一個人走出世世代代固居的大山，不花個五年十年是做不到的，而且人會做出很多不可思議的抗拒，但那不代表他就是個壞人。這時候你需要的是善意和耐心，而不是一掌拍死，那將對我們中國人的智慧是一種侮辱。 <text:line-break/><text:line-break/>對岸應該很清楚，扶貧不是施捨，而是在幫自己，因為唯有大家都富了，你才能富。對待台灣人也是一樣。我們必須讓大陸同胞明白，在思想和教育上幫助台灣人渡過這個艱難時期，不但不是一種選項，而是一種必須，因為唯有如此，民族統一才有真正的希望。 <text:line-break/><text:line-break/>即便不從利害觀點，單就情感角度，大陸也應該這麼做，畢竟台灣在大陸過去艱辛的歲月中，也曾為對岸貢獻出許多情感和回憶，包括各種文化及影視作品的影響。 <text:line-break/><text:line-break/><text:line-break/>3. 明確核心宗旨及載體 <text:line-break/><text:line-break/>陳真在台灣議和團芻議中提到，這個團體「旨在藉著議論、教育與辯駁，追求和平解放，儘可能避免武統，並確保台灣人獨特利益，增進兩岸理解」。 <text:line-break/><text:line-break/>議論、教育與辯駁，我是完全贊同的，而且認為這是台灣議和團最重要一個性質。長年生活的挫折與磨難告訴我，一個人要成長與改變，強加外力是沒有用的，除了透過這些思想上的澆灌和互動和訓練，別無他法。 <text:line-break/><text:line-break/>至於形式，應該集思廣義，找到一個明確的戴體，才能發揮作用。大方向上我個人認為網路是不可或缺，也就是台灣議和團應該儘量使用網路作為發聲的主要渠道，而不是線下活動。最重要的是應該要有一個自己的網站。當然這只是個人意見。 <text:line-break/><text:line-break/>細節的形式部份，我就不知道孰優孰劣了，我個人對文字比較有感覺，而且文字是一種比較能顯現長久價值的東西，但就短期影響力而言，視頻的作用更大。我看見一個趨勢，現在很多關心兩岸的年輕人開始透過所謂網路直播或是 call-in 的形式来進行討論，比如我之前在留言板提過的柳傑克。這種形式的互動性很強，有感染力，但缺點是人的激情會來得快去得也快，能否長久我覺得值得問疑。 <text:line-break/><text:line-break/>不過不管什麼形式，我個人是認為討論的控管很重要。一個現實是，和財富一樣，人的思想品質和知識儲量有著巨大落差，所謂討論，無法以一種所謂完全開放和平等的環境來運行，那在人類歷史從來沒有成功的案例; 期待一種放任的、 ”自由” 的討論空間只會立刻對這個團體造成毀滅。 <text:line-break/><text:line-break/>所以我是主張這個團體的所謂討論環境是可控的，有明確指向的，絕對不能是布朗運動。 <text:line-break/><text:line-break/><text:line-break/>我目前只想到這三點，之後有多的想法再補充。</text:p>
      <text:p text:style-name="P2">陳真   |  2021.10.01 03:50   |   <text:a xlink:type="simple" xlink:href="http://palinfo.habago.org/Entry?Command=Information_PrintForum#FORUM41057"><text:span text:style-name="T1">#</text:span></text:a></text:p>
      <text:p text:style-name="P3">生物武器：一個更陰暗的未來(19)：我們就這樣坐以待斃、束手就擒嗎？ <text:line-break/><text:line-break/>陳真 <text:line-break/><text:line-break/>2021. 10. 01. <text:line-break/><text:line-break/><text:line-break/>我很認同從輔的觀察。我若是美國，倘若現在開打，傳統戰爭肯定能打贏中國。但所謂打贏是美國死一半，中國死九成。依照美國人或白人長年養尊處優的習性，不可能打這樣的戰爭。 <text:line-break/><text:line-break/>你看，美國半個多世紀來雖然每天都在打仗，每天都在侵略，但是侵略屠殺的對象全是弱國。也就是說，美國只會打那種穩贏的，不費吹灰之力的戰爭。你看，地面入侵巴格達時，伊拉克已經死了成千上萬人，美國的傷亡卻只是個位數。 <text:line-break/><text:line-break/>事實上，這根本不叫做戰爭，這是屠殺。那就好像我能說我跟一個三歲娃 "打架" 嗎？那不叫打架，那叫虐待與毆打。 <text:line-break/><text:line-break/>美國不是因為 "懷疑" 伊拉克 "有" 大規模毀滅武器而入侵、佔領、掠奪伊拉克，而是因為他 "確信" 伊拉克 "絕對沒有" 大規模毀滅武器，所以才敢發動地面入侵並佔領。 <text:line-break/><text:line-break/>美國的所有戰爭都是這樣一種類型，惟有壓倒性的優勢，他才會跟你打傳統戰爭，否則一定是用其它的方法。還有哪些方法呢？核彈。這肯定也是穩贏的，中國才幾百顆，美國卻幾乎上萬。 <text:line-break/><text:line-break/>若是打核戰，美國毫無疑問可以把中國毀滅幾十次。可是，中國不用把幾百顆核彈全打到美國本土，只須打個十顆過去，美國就受不了了，他不可能會願意付出這種代價。 <text:line-break/><text:line-break/>此外，美元貨幣戰，這項法寶依我的個人研究，應該也已不管用。 <text:line-break/><text:line-break/>再來就是高科技戰，目前看來是中國佔上風。 <text:line-break/><text:line-break/>最後呢？就是宣傳戰，抹黑造謠，包括藉以策動內亂，暗殺，顛覆政變等等等。香港暴亂以及一堆顏色革命都是這一類。這一招確實很煩很有用，但要藉此顛覆中國，我看是不可能，頂多只能製造干擾。就算把台灣推向戰火中心，就算島毀人亡，也阻止不了中國的復興。 <text:line-break/><text:line-break/>這下就沒招了嗎？當然不。明的打不贏，就來陰的，生物戰、基因戰與化武戰等等，依我看就是美國最有可能採取的主要戰爭手段，然後再搭配其他方法。源自德堡的新冠病毒已經開了頭，既然有第一次，就會有第二次、第三次。一如從輔所指出，中美兩國都正在拼命花大錢從事這方面的準備。 <text:line-break/><text:line-break/>這種陰暗武器的可怕之處在於當你發現中鏢時，很可能都已元氣大傷，特別是生物戰與基因戰。而且，這類武器難以追查與防範。 <text:line-break/><text:line-break/>我相信大部份人對我所說的，一定是姑且聽之，不當一回事，或是把它視為無須嚴肅看待的陰謀論。但你看我像是個會喜歡搞預測或憑空瞎掰或輕易做出判斷與評價的人嗎？ <text:line-break/><text:line-break/>事實上，因為美國對華啟動戰端，這兩年我常有一點感慨就是：在過去，我從來不曾懷疑明天是否會順利到來，我相信一天就是一天，一年就是一年，未來是可規畫的，生命與生活是可掌握的。但是，這樣一個從未動搖的信心，這兩年卻幾乎崩盤了。 <text:line-break/><text:line-break/>我甚至發現，連我自己和家人的性命明天能否依舊確保，都已經失去了把握。對此我並不害怕，只感到可悲，甚至有點驚訝，原來個人是如此脆弱的一種存在，宛若螻蟻，隨時就會消失在劇烈變動的大時代中。原來戰爭就是這麼一種感覺，而這還只是皮毛而已。 <text:line-break/><text:line-break/>二十幾年前，因為美國主導的柯索沃戰爭，以及隨後入侵阿富汗與伊拉克，我寫過數百篇相關文字。我常喜歡講一個詞叫做 "我略知戰爭一二"，常以之做為系列文字的標題。我確實對戰爭有一點了解。我是從上個世紀的八零年代中期，大約是1986或1987年，應邀加入PHR(Physicians for Human Rights) 之後，開始關心戰爭以及戰亂之中的人們，特別是兒童。 <text:line-break/><text:line-break/>三十多年過去了，我對戰爭的了解依舊只是 "略知一二"，但我對它的感受卻已大不同，原來它離我們這麼近，而且說來就來；在這樣一個大時代中，個人顯得如此脆弱，我們就這樣坐以待斃、束手就擒嗎？或者是我們該做些什麼樣的準備？ <text:line-break/><text:line-break/>我的疑問，理當也應該是你的憂慮。就跟生小孩一樣，一個新時代將要誕生，不可能不經歷痛苦，我們應該怎麼面對？</text:p>
      <text:p text:style-name="P2">Ethan   |  2021.09.30 15:33   |   <text:a xlink:type="simple" xlink:href="http://palinfo.habago.org/Entry?Command=Information_PrintForum#FORUM41056"><text:span text:style-name="T1">#</text:span></text:a></text:p>
      <text:p text:style-name="P4">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